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65d1b" officeooo:paragraph-rsid="00165d1b" style:font-size-asian="13.1000003814697pt" style:font-weight-asian="bold" style:font-size-complex="15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officeooo:rsid="00165d1b" officeooo:paragraph-rsid="00165d1b" style:font-size-asian="10.5pt" style:font-weight-asian="bold" style:font-size-complex="12pt" style:font-weight-complex="bold"/>
    </style:style>
    <style:style style:name="T1" style:family="text">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éponses</text:p>
      <text:p text:style-name="P1"><text:span text:style-name="T1"/></text:p>
      <text:p text:style-name="P1"><text:span text:style-name="T1"/></text:p>
      <text:p text:style-name="P2"><text:span text:style-name="T1">P.1 :</text:span></text:p>
      <text:p text:style-name="P2"><text:span text:style-name="T1"/></text:p>
      <text:p text:style-name="P2"><text:span text:style-name="T1">Poure représenter les vecteurs, on crée la classe Vecteur qui contient l’attribut vecteur.</text:span></text:p>
      <text:p text:style-name="P2"><text:span text:style-name="T1">On représente les vecteurs avec des tableaux multidimensionnels de type vector car on a besoin de modifier la taille de ces vecteurs. <text:s/></text:span></text:p>
      <text:p text:style-name="P2"><text:span text:style-name="T1">Comme méthodes, on définit les manipulateurs et les setteurs, publics car utilisés par le programmeur utilisateur. On définit aussi les méthodes permettant de faire les opérations élémentaires sur ces vecteurs (addition, produit vectoriel, produit scalaire …), passés aussi en public car utiles à l’utilisateur.</text:span></text:p>
      <text:p text:style-name="P2"><text:span text:style-name="T1"/></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08T13:12:39.649810092</meta:creation-date>
    <dc:date>2022-03-08T13:21:10.810633420</dc:date>
    <meta:editing-duration>PT8M32S</meta:editing-duration>
    <meta:editing-cycles>1</meta:editing-cycles>
    <meta:document-statistic meta:table-count="0" meta:image-count="0" meta:object-count="0" meta:page-count="1" meta:paragraph-count="5" meta:word-count="82" meta:character-count="549" meta:non-whitespace-character-count="470"/>
    <meta:generator>LibreOffice/6.0.7.3$Linux_X86_64 LibreOffice_project/00m0$Build-3</meta:generator>
  </office:meta>
</office:document-meta>
</file>